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9"/>
    <style:style style:name="P11" style:family="paragraph" style:parent-style-name="Standard" style:list-style-name="L9"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Table_20_Contents">
      <style:paragraph-properties fo:text-align="center" style:justify-single-word="false"/>
    </style:style>
    <style:style style:name="T1" style:family="text">
      <style:text-properties fo:font-variant="normal" fo:text-transform="none" fo:color="#13343b" style:font-name="fkGroteskNeue" fo:font-size="12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ition d'équipements</text:p>
      <text:p text:style-name="Standard"/>
      <text:p text:style-name="Standard">Mêlé quieter 4c consommation 6w à comparer à un PC fixe standard <text:s/>&gt;&gt; 100W</text:p>
      <text:p text:style-name="Standard">Avantage : </text:p>
      <text:list xml:id="list7085458866773477384" text:style-name="L9">
        <text:list-item>
          <text:p text:style-name="P10">faible consomation</text:p>
        </text:list-item>
        <text:list-item>
          <text:p text:style-name="P10">wake on lan (démarrage à partir d'une commande réseau)</text:p>
        </text:list-item>
        <text:list-item>
          <text:p text:style-name="P11">PXE boot (boot réseau installation os à partir d'un serveur)</text:p>
        </text:list-item>
      </text:list>
      <text:p text:style-name="Standard"/>
      <text:p text:style-name="Standard">téléphone portable --&gt; Fairphone</text:p>
      <text:p text:style-name="Standard"/>
      <text:p text:style-name="Standard">écran à encre électronique --&gt; ergonomie / fatigue oculaire / consommation electrique faible // Paperless (plus besoin de papier)</text:p>
      <text:list xml:id="list6540342107442170204" text:style-name="L10">
        <text:list-item>
          <text:p text:style-name="P12">écran mira / mira pro</text:p>
        </text:list-item>
        <text:list-item>
          <text:p text:style-name="P12">Tablettes boox ultra tab C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en fonction des besoins définis voir profils</text:p>
      <text:p text:style-name="Standard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>FAIBLE</text:p>
          </table:table-cell>
          <table:table-cell table:style-name="Tableau1.A1" office:value-type="string">
            <text:p text:style-name="P14">MOYEN</text:p>
          </table:table-cell>
          <table:table-cell table:style-name="Tableau1.D1" office:value-type="string">
            <text:p text:style-name="P14">FORT</text:p>
          </table:table-cell>
        </table:table-row>
        <table:table-row>
          <table:table-cell table:style-name="Tableau1.A2" office:value-type="string">
            <text:p text:style-name="P14">PC FIXE</text:p>
          </table:table-cell>
          <table:table-cell table:style-name="Tableau1.A2" office:value-type="string">
            <text:p text:style-name="P14">Mini pc </text:p>
            <text:p text:style-name="P14">Mêlé quieter 4c</text:p>
          </table:table-cell>
          <table:table-cell table:style-name="Tableau1.A2" office:value-type="string">
            <text:p text:style-name="P14"/>
          </table:table-cell>
          <table:table-cell table:style-name="Tableau1.D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>PORTABLE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D2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>Suite à l'intervention de l'association Latitudes <text:a xlink:type="simple" xlink:href="https://www.latitudes.cc/" text:style-name="Internet_20_link" text:visited-style-name="Visited_20_Internet_20_Link">https://www.latitudes.cc/</text:a></text:p>
      <text:p text:style-name="Standard">nous avons décider de mettre en place plusieurs points</text:p>
      <text:p text:style-name="Standard"/>
      <text:list xml:id="list8518774914570859725" text:style-name="L3">
        <text:list-item>
          <text:p text:style-name="P3">green IT</text:p>
        </text:list-item>
      </text:list>
      <text:list xml:id="list7935345025498591543" text:style-name="L6">
        <text:list-item>
          <text:list>
            <text:list-item>
              <text:p text:style-name="P6">consommation electrique</text:p>
            </text:list-item>
          </text:list>
        </text:list-item>
      </text:list>
      <text:list xml:id="list585002063875739865" text:style-name="L7">
        <text:list-item>
          <text:list>
            <text:list-item>
              <text:p text:style-name="P7">sourcage produit / empreinte écologique</text:p>
            </text:list-item>
          </text:list>
        </text:list-item>
      </text:list>
      <text:list xml:id="list1987836067102106985" text:style-name="L8">
        <text:list-item>
          <text:list>
            <text:list-item>
              <text:p text:style-name="P8">paperless</text:p>
            </text:list-item>
          </text:list>
        </text:list-item>
      </text:list>
      <text:p text:style-name="Standard"/>
      <text:list xml:id="list6781006575366104065" text:style-name="L4">
        <text:list-item>
          <text:p text:style-name="P4">IoT internet of things </text:p>
        </text:list-item>
      </text:list>
      <text:list xml:id="list5723752039541460652" text:style-name="L1">
        <text:list-item>
          <text:p text:style-name="P1">carte NFC identification + personnalisation poste</text:p>
        </text:list-item>
        <text:list-item>
          <text:p text:style-name="P1">Luminosité, chauffage personnel (infrarouge)</text:p>
        </text:list-item>
        <text:list-item>
          <text:p text:style-name="P1"/>
        </text:list-item>
      </text:list>
      <text:p text:style-name="Standard"/>
      <text:list xml:id="list3782729092963488819" text:style-name="L5">
        <text:list-item>
          <text:p text:style-name="P5">Ergonomie connecté à l'IoT en relation avec RH pour responsable HSE </text:p>
        </text:list-item>
      </text:list>
      <text:list xml:id="list3557036151803392811" text:style-name="L2">
        <text:list-item>
          <text:p text:style-name="P2"/>
        </text:list-item>
        <text:list-item>
          <text:p text:style-name="P2">station assis debout</text:p>
        </text:list-item>
        <text:list-item>
          <text:p text:style-name="P2">ecran secondaire avec bras articulé (voir écran à encre electronique)</text:p>
        </text:list-item>
        <text:list-item>
          <text:p text:style-name="P2">TMS (trouble Musculo Squeletique)</text:p>
        </text:list-item>
        <text:list-item>
          <text:p text:style-name="P2"/>
        </text:list-item>
      </text:list>
      <text:p text:style-name="Standard"/>
      <text:p text:style-name="Standard"/>
      <text:p text:style-name="P9"><text:soft-page-break/>Intérêt pour l'entreprise </text:p>
      <text:p text:style-name="Standard">ergonomie, confort permet la retension de personnel et de baisser le turn-over</text:p>
      <text:p text:style-name="Standard">taux d'abscence en baisse si comfort et ergonomie améliorée</text:p>
      <text:p text:style-name="Standard">coût en énergie </text:p>
      <text:p text:style-name="Standard"/>
      <text:p text:style-name="Standard"/>
      <text:p text:style-name="Standard">estimation coût en energie moyen des PC pour l'entreprise hors action green IT &gt;10000 €</text:p>
      <text:p text:style-name="Standard">consommation :</text:p>
      <text:list xml:id="list3693723471083871635" text:style-name="L11">
        <text:list-item>
          <text:p text:style-name="P13">pc fixe en moyenne 200 Wh --&gt; 600 Kwh à l'année = 160€/an/PC</text:p>
        </text:list-item>
        <text:list-item>
          <text:p text:style-name="P13">pc portable 20 à 80 wh --&gt; 16 à 64 € /an/PC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M34S</meta:editing-duration>
    <meta:editing-cycles>14</meta:editing-cycles>
    <meta:generator>OpenOffice/4.1.8$Win32 OpenOffice.org_project/418m3$Build-9803</meta:generator>
    <dc:date>2024-01-29T16:38:39.55</dc:date>
    <dc:creator>Thierry Corlieto</dc:creator>
    <meta:document-statistic meta:table-count="1" meta:image-count="0" meta:object-count="0" meta:page-count="2" meta:paragraph-count="39" meta:word-count="248" meta:character-count="1460"/>
    <meta:user-defined meta:name="Info 1"/>
    <meta:user-defined meta:name="Info 2"/>
    <meta:user-defined meta:name="Info 3"/>
    <meta:user-defined meta:name="Info 4"/>
  </office:meta>
</office:document-meta>
</file>